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401cm"/>
    </style:style>
    <style:style style:name="Table1.B" style:family="table-column">
      <style:table-column-properties style:column-width="8.442cm"/>
    </style:style>
    <style:style style:name="Table1.C" style:family="table-column">
      <style:table-column-properties style:column-width="6.15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922cm" table:align="left"/>
    </style:style>
    <style:style style:name="Table2.A" style:family="table-column">
      <style:table-column-properties style:column-width="3.341cm"/>
    </style:style>
    <style:style style:name="Table2.B" style:family="table-column">
      <style:table-column-properties style:column-width="5.58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0c28e0"/>
    </style:style>
    <style:style style:name="P2" style:family="paragraph" style:parent-style-name="Text_20_body">
      <style:text-properties officeooo:paragraph-rsid="000c28e0"/>
    </style:style>
    <style:style style:name="P3" style:family="paragraph" style:parent-style-name="Text_20_body">
      <style:text-properties style:font-name="Courier New" officeooo:paragraph-rsid="000c28e0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T1" style:family="text">
      <style:text-properties fo:font-size="18pt" style:font-size-asian="18pt" style:font-size-complex="18pt"/>
    </style:style>
    <style:style style:name="T2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Solution Architecture Document: Multi-Modal Assistant</text:span></text:h>
      <text:h text:style-name="Heading_20_2" text:outline-level="2"><text:span text:style-name="Strong_20_Emphasis">1. Overview</text:span></text:h>
      <text:p text:style-name="Text_20_body">The <text:span text:style-name="Strong_20_Emphasis">Multi-Modal Assistant</text:span> is an AI-powered application that allows users to:</text:p>
      <text:list xml:id="list1139447459" text:style-name="L1">
        <text:list-item>
          <text:p text:style-name="P4">Upload documents (PDF, DOCX, TXT) and images (PNG, JPEG, JPG).</text:p>
        </text:list-item>
        <text:list-item>
          <text:p text:style-name="P4">Ask questions based on the uploaded content.</text:p>
        </text:list-item>
        <text:list-item>
          <text:p text:style-name="P4">Receive answers leveraging text-based LLMs for documents and BLIP models for images.</text:p>
        </text:list-item>
        <text:list-item>
          <text:p text:style-name="P4">Maintain a session-specific chat history for context.</text:p>
        </text:list-item>
      </text:list>
      <text:p text:style-name="Text_20_body">The application consists of a <text:span text:style-name="Strong_20_Emphasis">backend API</text:span> built using <text:span text:style-name="Strong_20_Emphasis">FastAPI</text:span> and a <text:span text:style-name="Strong_20_Emphasis">frontend</text:span> built with <text:span text:style-name="Strong_20_Emphasis">React</text:span>. The system integrates multiple ML pipelines for document QA, image captioning, image QA, and general text-based QA.</text:p>
      <text:p text:style-name="Horizontal_20_Line"/>
      <text:h text:style-name="Heading_20_2" text:outline-level="2"><text:span text:style-name="Strong_20_Emphasis">2. System Components</text:span></text:h>
      <text:h text:style-name="Heading_20_3" text:outline-level="3"><text:span text:style-name="Strong_20_Emphasis">2.1 Frontend (React)</text:span></text:h>
      <text:list xml:id="list3397927423" text:style-name="L2">
        <text:list-item>
          <text:p text:style-name="P5"><text:span text:style-name="Strong_20_Emphasis">Framework:</text:span> React.js</text:p>
        </text:list-item>
        <text:list-item>
          <text:p text:style-name="P5"><text:span text:style-name="Strong_20_Emphasis">Responsibilities:</text:span></text:p>
          <text:list>
            <text:list-item>
              <text:p text:style-name="P5">File upload interface for documents and images.</text:p>
            </text:list-item>
            <text:list-item>
              <text:p text:style-name="P5">Text input for user questions.</text:p>
            </text:list-item>
            <text:list-item>
              <text:p text:style-name="P5">Displays file preview/snippet for uploaded content.</text:p>
            </text:list-item>
            <text:list-item>
              <text:p text:style-name="P5">Shows chat history with question-answer pairs.</text:p>
            </text:list-item>
            <text:list-item>
              <text:p text:style-name="P5">Communicates with backend APIs via <text:span text:style-name="Strong_20_Emphasis">Axios</text:span>.</text:p>
            </text:list-item>
          </text:list>
        </text:list-item>
        <text:list-item>
          <text:p text:style-name="P5"><text:span text:style-name="Strong_20_Emphasis">Key Components:</text:span></text:p>
          <text:list>
            <text:list-item>
              <text:p text:style-name="P5"><text:span text:style-name="Source_20_Text">App.jsx</text:span>: Main application with file upload, question input, and chat history.</text:p>
            </text:list-item>
            <text:list-item>
              <text:p text:style-name="P5">File preview for images and text snippet display.</text:p>
            </text:list-item>
            <text:list-item>
              <text:p text:style-name="P5">Buttons for asking questions and clearing the session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2 Backend (FastAPI)</text:span></text:h>
      <text:list xml:id="list1116012981" text:style-name="L3">
        <text:list-item>
          <text:p text:style-name="P6"><text:span text:style-name="Strong_20_Emphasis">Framework:</text:span> FastAPI</text:p>
        </text:list-item>
        <text:list-item>
          <text:p text:style-name="P6"><text:span text:style-name="Strong_20_Emphasis">Responsibilities:</text:span></text:p>
          <text:list>
            <text:list-item>
              <text:p text:style-name="P6">Handles file uploads (PDF, DOCX, TXT, images).</text:p>
            </text:list-item>
            <text:list-item>
              <text:p text:style-name="P6"><text:soft-page-break/>Extracts text from documents using <text:span text:style-name="Strong_20_Emphasis">PyMuPDF</text:span> (<text:span text:style-name="Source_20_Text">fitz</text:span>) and <text:span text:style-name="Strong_20_Emphasis">python-docx</text:span>.</text:p>
            </text:list-item>
            <text:list-item>
              <text:p text:style-name="P6">Processes image inputs using <text:span text:style-name="Strong_20_Emphasis">BLIP</text:span> models (BLIP-VQA and BLIP captioning).</text:p>
            </text:list-item>
            <text:list-item>
              <text:p text:style-name="P6">Provides endpoints to handle questions based on the current context:</text:p>
              <text:list>
                <text:list-item>
                  <text:p text:style-name="P6"><text:span text:style-name="Strong_20_Emphasis">Document context:</text:span> Uses <text:span text:style-name="Source_20_Text">deepset/roberta-base-squad2</text:span> for QA.</text:p>
                </text:list-item>
                <text:list-item>
                  <text:p text:style-name="P6"><text:span text:style-name="Strong_20_Emphasis">Image context:</text:span> Uses <text:span text:style-name="Source_20_Text">Salesforce/blip-vqa-base</text:span> for visual QA and <text:span text:style-name="Source_20_Text">blip-image-captioning-base</text:span> for descriptions.</text:p>
                </text:list-item>
                <text:list-item>
                  <text:p text:style-name="P6"><text:span text:style-name="Strong_20_Emphasis">General QA:</text:span> Uses <text:span text:style-name="Source_20_Text">google/flan-t5-base</text:span> for text-only questions.</text:p>
                </text:list-item>
              </text:list>
            </text:list-item>
          </text:list>
        </text:list-item>
        <text:list-item>
          <text:p text:style-name="P6"><text:span text:style-name="Strong_20_Emphasis">Key Endpoints:</text:span></text:p>
          <text:list>
            <text:list-item>
              <text:p text:style-name="P6"><text:span text:style-name="Source_20_Text">POST /upload</text:span> – Uploads file and sets context (document or image).</text:p>
            </text:list-item>
            <text:list-item>
              <text:p text:style-name="P6"><text:span text:style-name="Source_20_Text">POST /ask</text:span> – Accepts a question and returns a context-aware answer.</text:p>
            </text:list-item>
          </text:list>
        </text:list-item>
      </text:list>
      <text:h text:style-name="P1" text:outline-level="3"><text:span text:style-name="Strong_20_Emphasis">2.3 AI / ML Pipelines</text:span></text:h>
      <text:p text:style-name="P2"><text:span text:style-name="Strong_20_Emphasis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ntext</text:p>
            </table:table-cell>
            <table:table-cell table:style-name="Table1.A1" office:value-type="string">
              <text:p text:style-name="Table_20_Heading">Model / Library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General Text</text:p>
          </table:table-cell>
          <table:table-cell table:style-name="Table1.A1" office:value-type="string">
            <text:p text:style-name="Table_20_Contents"><text:span text:style-name="Source_20_Text">google/flan-t5-base</text:span> (text2text-generation)</text:p>
          </table:table-cell>
          <table:table-cell table:style-name="Table1.A1" office:value-type="string">
            <text:p text:style-name="Table_20_Contents">Answer general questions without any file context</text:p>
          </table:table-cell>
        </table:table-row>
        <table:table-row>
          <table:table-cell table:style-name="Table1.A1" office:value-type="string">
            <text:p text:style-name="Table_20_Contents">Document QA</text:p>
          </table:table-cell>
          <table:table-cell table:style-name="Table1.A1" office:value-type="string">
            <text:p text:style-name="Table_20_Contents"><text:span text:style-name="Source_20_Text">deepset/roberta-base-squad2</text:span> (QA pipeline)</text:p>
          </table:table-cell>
          <table:table-cell table:style-name="Table1.A1" office:value-type="string">
            <text:p text:style-name="Table_20_Contents">Answer questions based on uploaded document text</text:p>
          </table:table-cell>
        </table:table-row>
        <table:table-row>
          <table:table-cell table:style-name="Table1.A1" office:value-type="string">
            <text:p text:style-name="Table_20_Contents">Image QA</text:p>
          </table:table-cell>
          <table:table-cell table:style-name="Table1.A1" office:value-type="string">
            <text:p text:style-name="Table_20_Contents"><text:span text:style-name="Source_20_Text">Salesforce/blip-vqa-base</text:span></text:p>
          </table:table-cell>
          <table:table-cell table:style-name="Table1.A1" office:value-type="string">
            <text:p text:style-name="Table_20_Contents">Answer questions based on uploaded image</text:p>
          </table:table-cell>
        </table:table-row>
        <table:table-row>
          <table:table-cell table:style-name="Table1.A1" office:value-type="string">
            <text:p text:style-name="Table_20_Contents">Image Caption</text:p>
          </table:table-cell>
          <table:table-cell table:style-name="Table1.A1" office:value-type="string">
            <text:p text:style-name="Table_20_Contents"><text:span text:style-name="Source_20_Text">Salesforce/blip-image-captioning-base</text:span></text:p>
          </table:table-cell>
          <table:table-cell table:style-name="Table1.A1" office:value-type="string">
            <text:p text:style-name="Table_20_Contents">Generate description of uploaded image</text:p>
          </table:table-cell>
        </table:table-row>
      </table:table>
      <text:p text:style-name="P2"><text:span text:style-name="Strong_20_Emphasis"/></text:p>
      <text:p text:style-name="P2"><text:span text:style-name="Strong_20_Emphasis">Supporting Functions:</text:span></text:p>
      <text:list xml:id="list3947247785" text:style-name="L4">
        <text:list-item>
          <text:p text:style-name="P7"><text:span text:style-name="Source_20_Text">extract_text_from_pdf(path)</text:span> – Extracts text from PDFs using PyMuPDF.</text:p>
        </text:list-item>
        <text:list-item>
          <text:p text:style-name="P7"><text:span text:style-name="Source_20_Text">extract_text_from_docx(path)</text:span> – Extracts text from DOCX files using python-docx.</text:p>
        </text:list-item>
        <text:list-item>
          <text:p text:style-name="P7"><text:span text:style-name="Source_20_Text">set_doc_context(text)</text:span> / <text:span text:style-name="Source_20_Text">set_image_context(path)</text:span> – Stores session-specific context.</text:p>
        </text:list-item>
      </text:list>
      <text:h text:style-name="P1" text:outline-level="3"><text:span text:style-name="Strong_20_Emphasis">2.4 Storage</text:span></text:h>
      <text:list xml:id="list198944207" text:style-name="L5">
        <text:list-item>
          <text:p text:style-name="P8"><text:span text:style-name="Strong_20_Emphasis">Temporary Upload Directory:</text:span> <text:span text:style-name="Source_20_Text">uploads/</text:span></text:p>
          <text:list>
            <text:list-item>
              <text:p text:style-name="P8">Stores user-uploaded files for processing.</text:p>
            </text:list-item>
            <text:list-item>
              <text:p text:style-name="P8">Each session overwrites previous context (<text:span text:style-name="Source_20_Text">current_doc_text</text:span>, <text:span text:style-name="Source_20_Text">current_image_path</text:span>).</text:p>
            </text:list-item>
          </text:list>
        </text:list-item>
        <text:list-item>
          <text:p text:style-name="P8"><text:span text:style-name="Strong_20_Emphasis">No persistent database</text:span> – Chat history and file context exist only in-memory per session.</text:p>
        </text:list-item>
      </text:list>
      <text:p text:style-name="P2"><text:span text:style-name="Strong_20_Emphasis"/></text:p>
      <text:h text:style-name="P1" text:outline-level="3"><text:soft-page-break/><text:span text:style-name="Strong_20_Emphasis"><text:span text:style-name="T1">3. Data Flow</text:span></text:span></text:h>
      <text:list xml:id="list1800600889" text:style-name="L6">
        <text:list-item>
          <text:p text:style-name="P9"><text:span text:style-name="Strong_20_Emphasis">File Upload</text:span></text:p>
          <text:list>
            <text:list-item>
              <text:p text:style-name="P9">User uploads a file (document/image) via frontend.</text:p>
            </text:list-item>
            <text:list-item>
              <text:p text:style-name="P9">Frontend sends a <text:span text:style-name="Source_20_Text">POST /upload</text:span> request to backend.</text:p>
            </text:list-item>
            <text:list-item>
              <text:p text:style-name="P9">Backend stores the file in <text:span text:style-name="Source_20_Text">uploads/</text:span> and extracts:</text:p>
              <text:list>
                <text:list-item>
                  <text:p text:style-name="P9">Text snippet for documents.</text:p>
                </text:list-item>
                <text:list-item>
                  <text:p text:style-name="P9">Prepares image for BLIP processing.</text:p>
                </text:list-item>
              </text:list>
            </text:list-item>
            <text:list-item>
              <text:p text:style-name="P9">Returns file snippet and status to frontend.</text:p>
            </text:list-item>
          </text:list>
        </text:list-item>
        <text:list-item>
          <text:p text:style-name="P9"><text:span text:style-name="Strong_20_Emphasis">Question Answering</text:span></text:p>
          <text:list>
            <text:list-item>
              <text:p text:style-name="P9">User types a question in frontend UI.</text:p>
            </text:list-item>
            <text:list-item>
              <text:p text:style-name="P9">Frontend sends <text:span text:style-name="Source_20_Text">POST /ask</text:span> request with the question.</text:p>
            </text:list-item>
            <text:list-item>
              <text:p text:style-name="P9">Backend determines context:</text:p>
              <text:list>
                <text:list-item>
                  <text:p text:style-name="P9"><text:span text:style-name="Strong_20_Emphasis">Document:</text:span> Uses document QA pipeline.</text:p>
                </text:list-item>
                <text:list-item>
                  <text:p text:style-name="P9"><text:span text:style-name="Strong_20_Emphasis">Image:</text:span> Uses BLIP VQA pipeline.</text:p>
                </text:list-item>
                <text:list-item>
                  <text:p text:style-name="P9"><text:span text:style-name="Strong_20_Emphasis">No context:</text:span> Uses general QA pipeline.</text:p>
                </text:list-item>
              </text:list>
            </text:list-item>
            <text:list-item>
              <text:p text:style-name="P9">Backend returns answer.</text:p>
            </text:list-item>
            <text:list-item>
              <text:p text:style-name="P9">Frontend appends question-answer pair to chat history.</text:p>
            </text:list-item>
          </text:list>
        </text:list-item>
        <text:list-item>
          <text:p text:style-name="P9"><text:span text:style-name="Strong_20_Emphasis">Chat History</text:span></text:p>
          <text:list>
            <text:list-item>
              <text:p text:style-name="P9">Stored in frontend state (<text:span text:style-name="Source_20_Text">chatHistory</text:span>) only.</text:p>
            </text:list-item>
            <text:list-item>
              <text:p text:style-name="P9">Supports multiple Q&amp;A pairs per session.</text:p>
            </text:list-item>
            <text:list-item>
              <text:p text:style-name="P9">Can be cleared with "Clear" button.</text:p>
            </text:list-item>
          </text:list>
        </text:list-item>
      </text:list>
      <text:p text:style-name="P2"><text:span text:style-name="Strong_20_Emphasis"><text:span text:style-name="T1">4. Architecture Diagram</text:span></text:span></text:p>
      <text:p text:style-name="P3">+----------------------+</text:p>
      <text:p text:style-name="P3">| <text:s text:c="2"/>User Interface <text:s text:c="4"/>|</text:p>
      <text:p text:style-name="P3">| <text:s text:c="2"/>(React Frontend) <text:s text:c="2"/>|</text:p>
      <text:p text:style-name="P3">+----------+-----------+</text:p>
      <text:p text:style-name="P3"><text:s text:c="11"/>|</text:p>
      <text:p text:style-name="P3"><text:s text:c="11"/>| Upload File / Ask Question</text:p>
      <text:p text:style-name="P3"><text:s text:c="11"/>v</text:p>
      <text:p text:style-name="P3">+----------------------+</text:p>
      <text:p text:style-name="P3">| <text:s/>FastAPI Backend API |</text:p>
      <text:p text:style-name="P3"><text:soft-page-break/>| <text:s/>(/upload, /ask) <text:s text:c="3"/>|</text:p>
      <text:p text:style-name="P3">+----------+-----------+</text:p>
      <text:p text:style-name="P3"><text:s text:c="11"/>|</text:p>
      <text:p text:style-name="P3"><text:s text:c="3"/>+-------+-------+</text:p>
      <text:p text:style-name="P3"><text:s text:c="3"/>| <text:s text:c="14"/>|</text:p>
      <text:p text:style-name="P3">+------------------+ <text:s text:c="2"/>+------------------+</text:p>
      <text:p text:style-name="P3">| <text:s/>Context Manager | <text:s text:c="2"/>| <text:s/>Upload Storage <text:s/>|</text:p>
      <text:p text:style-name="P3">| - current_doc_text| <text:s text:c="2"/>| <text:s text:c="2"/>(uploads/) <text:s text:c="3"/>|</text:p>
      <text:p text:style-name="P3">| - current_image_path| +------------------+</text:p>
      <text:p text:style-name="P3">+------------------+</text:p>
      <text:p text:style-name="P3"><text:s text:c="11"/>|</text:p>
      <text:p text:style-name="P3"><text:s text:c="11"/>v</text:p>
      <text:p text:style-name="P3">+-------------------------+</text:p>
      <text:p text:style-name="P3">| <text:s text:c="5"/>ML Pipelines <text:s text:c="6"/>|</text:p>
      <text:p text:style-name="P3">+-------------------------+</text:p>
      <text:p text:style-name="P3">| +-------------------+ <text:s/>|</text:p>
      <text:p text:style-name="P3">| | Document QA <text:s text:c="6"/>| <text:s/>|</text:p>
      <text:p text:style-name="P3">| | deepset/roberta- <text:s/>| <text:s/>|</text:p>
      <text:p text:style-name="P3">| | base-squad2 <text:s text:c="6"/>| <text:s/>|</text:p>
      <text:p text:style-name="P3">| +-------------------+ <text:s/>|</text:p>
      <text:p text:style-name="P3">| +-------------------+ <text:s/>|</text:p>
      <text:p text:style-name="P3">| | Image QA <text:s text:c="9"/>| <text:s/>|</text:p>
      <text:p text:style-name="P3">| | Salesforce/blip- <text:s/>| <text:s/>|</text:p>
      <text:p text:style-name="P3">| | vqa-base <text:s text:c="9"/>| <text:s/>|</text:p>
      <text:p text:style-name="P3">| +-------------------+ <text:s/>|</text:p>
      <text:p text:style-name="P3">| +-------------------+ <text:s/>|</text:p>
      <text:p text:style-name="P3">| | Image Captioning <text:s/>| <text:s/>|</text:p>
      <text:p text:style-name="P3">| | Salesforce/blip- <text:s/>| <text:s/>|</text:p>
      <text:p text:style-name="P3">| | image-captioning- | <text:s/>|</text:p>
      <text:p text:style-name="P3">| | base <text:s text:c="13"/>| <text:s/>|</text:p>
      <text:p text:style-name="P3">| +-------------------+ <text:s/>|</text:p>
      <text:p text:style-name="P3">| +-------------------+ <text:s/>|</text:p>
      <text:p text:style-name="P3"><text:soft-page-break/>| | General QA <text:s text:c="7"/>| <text:s/>|</text:p>
      <text:p text:style-name="P3">| | google/flan-t5-base| |</text:p>
      <text:p text:style-name="P3">| +-------------------+ <text:s/>|</text:p>
      <text:p text:style-name="P3">+-------------------------+</text:p>
      <text:p text:style-name="P3"><text:s text:c="11"/>|</text:p>
      <text:p text:style-name="P3"><text:s text:c="11"/>v</text:p>
      <text:p text:style-name="P3">+----------------------+</text:p>
      <text:p text:style-name="P3">| <text:s text:c="2"/>React Frontend <text:s text:c="4"/>|</text:p>
      <text:p text:style-name="P3">| - Chat History <text:s text:c="6"/>|</text:p>
      <text:p text:style-name="P3">| - File Snippet <text:s text:c="6"/>|</text:p>
      <text:p text:style-name="P3">| - Image Preview <text:s text:c="5"/>|</text:p>
      <text:p text:style-name="P3">+----------------------+</text:p>
      <text:p text:style-name="P2"><text:span text:style-name="Strong_20_Emphasis"/></text:p>
      <text:h text:style-name="P1" text:outline-level="3"><text:span text:style-name="Strong_20_Emphasis"><text:span text:style-name="T1">5. Session / Context Handling</text:span></text:span></text:h>
      <text:list xml:id="list3458739119" text:style-name="L7">
        <text:list-item>
          <text:p text:style-name="P10"><text:span text:style-name="Strong_20_Emphasis">Single-Session Context:</text:span> Only one document or image is active at a time.</text:p>
        </text:list-item>
        <text:list-item>
          <text:p text:style-name="P10"><text:span text:style-name="Source_20_Text">current_doc_text</text:span> → stores uploaded document text.</text:p>
        </text:list-item>
        <text:list-item>
          <text:p text:style-name="P10"><text:span text:style-name="Source_20_Text">current_image_path</text:span> → stores uploaded image path.</text:p>
        </text:list-item>
        <text:list-item>
          <text:p text:style-name="P10">All questions reference the currently set context.</text:p>
        </text:list-item>
        <text:list-item>
          <text:p text:style-name="P10">Chat history maintained at frontend level; backend does not persist history.</text:p>
        </text:list-item>
      </text:list>
      <text:p text:style-name="Horizontal_20_Line"/>
      <text:h text:style-name="Heading_20_3" text:outline-level="3"><text:span text:style-name="Strong_20_Emphasis"><text:span text:style-name="T1">6. Key Features</text:span></text:span></text:h>
      <text:list xml:id="list2029847939" text:style-name="L8">
        <text:list-item>
          <text:p text:style-name="P11"><text:span text:style-name="Strong_20_Emphasis">Multi-modal support:</text:span> Handles text, PDFs, DOCX, TXT, and images.</text:p>
        </text:list-item>
        <text:list-item>
          <text:p text:style-name="P11"><text:span text:style-name="Strong_20_Emphasis">Contextual QA:</text:span> Answers are context-aware (document or image).</text:p>
        </text:list-item>
        <text:list-item>
          <text:p text:style-name="P11"><text:span text:style-name="Strong_20_Emphasis">Snippet Preview:</text:span> Shows first 300 characters for uploaded documents.</text:p>
        </text:list-item>
        <text:list-item>
          <text:p text:style-name="P11"><text:span text:style-name="Strong_20_Emphasis">Image Preview:</text:span> Shows uploaded image in frontend.</text:p>
        </text:list-item>
        <text:list-item>
          <text:p text:style-name="P11"><text:span text:style-name="Strong_20_Emphasis">General QA fallback:</text:span> If no file uploaded, can still answer generic questions.</text:p>
        </text:list-item>
        <text:list-item>
          <text:p text:style-name="P11"><text:span text:style-name="Strong_20_Emphasis">Session-based chat:</text:span> Maintains question-answer history per session.</text:p>
        </text:list-item>
      </text:list>
      <text:p text:style-name="Horizontal_20_Line"/>
      <text:h text:style-name="Heading_20_3" text:outline-level="3"><text:soft-page-break/><text:span text:style-name="Strong_20_Emphasis"><text:span text:style-name="T1"/></text:span></text:h>
      <text:h text:style-name="Heading_20_3" text:outline-level="3"><text:span text:style-name="Strong_20_Emphasis"><text:span text:style-name="T1">7. Technology Stack</text:span></text:span></text:h>
      <text:p text:style-name="P2"><text:span text:style-name="Strong_20_Emphasis"/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Layer</text:p>
            </table:table-cell>
            <table:table-cell table:style-name="Table2.A1" office:value-type="string">
              <text:p text:style-name="Table_20_Heading">Technology / Library</text:p>
            </table:table-cell>
          </table:table-row>
        </table:table-header-rows>
        <table:table-row>
          <table:table-cell table:style-name="Table2.A1" office:value-type="string">
            <text:p text:style-name="Table_20_Contents">Frontend</text:p>
          </table:table-cell>
          <table:table-cell table:style-name="Table2.A1" office:value-type="string">
            <text:p text:style-name="Table_20_Contents">React, Axios, Vite / CRA</text:p>
          </table:table-cell>
        </table:table-row>
        <table:table-row>
          <table:table-cell table:style-name="Table2.A1" office:value-type="string">
            <text:p text:style-name="Table_20_Contents">Backend API</text:p>
          </table:table-cell>
          <table:table-cell table:style-name="Table2.A1" office:value-type="string">
            <text:p text:style-name="Table_20_Contents">FastAPI, Uvicorn</text:p>
          </table:table-cell>
        </table:table-row>
        <table:table-row>
          <table:table-cell table:style-name="Table2.A1" office:value-type="string">
            <text:p text:style-name="Table_20_Contents">ML Models</text:p>
          </table:table-cell>
          <table:table-cell table:style-name="Table2.A1" office:value-type="string">
            <text:p text:style-name="Table_20_Contents">Transformers (Hugging Face)</text:p>
          </table:table-cell>
        </table:table-row>
        <table:table-row>
          <table:table-cell table:style-name="Table2.A1" office:value-type="string">
            <text:p text:style-name="Table_20_Contents">Document Parsing</text:p>
          </table:table-cell>
          <table:table-cell table:style-name="Table2.A1" office:value-type="string">
            <text:p text:style-name="Table_20_Contents">PyMuPDF (fitz), python-docx</text:p>
          </table:table-cell>
        </table:table-row>
        <table:table-row>
          <table:table-cell table:style-name="Table2.A1" office:value-type="string">
            <text:p text:style-name="Table_20_Contents">Image Processing</text:p>
          </table:table-cell>
          <table:table-cell table:style-name="Table2.A1" office:value-type="string">
            <text:p text:style-name="Table_20_Contents">PIL (Pillow)</text:p>
          </table:table-cell>
        </table:table-row>
        <table:table-row>
          <table:table-cell table:style-name="Table2.A1" office:value-type="string">
            <text:p text:style-name="Table_20_Contents">AI Models</text:p>
          </table:table-cell>
          <table:table-cell table:style-name="Table2.A1" office:value-type="string">
            <text:p text:style-name="Table_20_Contents">FLAN-T5, RoBERTa, BLIP</text:p>
          </table:table-cell>
        </table:table-row>
        <table:table-row>
          <table:table-cell table:style-name="Table2.A1" office:value-type="string">
            <text:p text:style-name="Table_20_Contents">Middleware</text:p>
          </table:table-cell>
          <table:table-cell table:style-name="Table2.A1" office:value-type="string">
            <text:p text:style-name="Table_20_Contents">CORS (FastAPI)</text:p>
          </table:table-cell>
        </table:table-row>
        <table:table-row>
          <table:table-cell table:style-name="Table2.A1" office:value-type="string">
            <text:p text:style-name="Table_20_Contents">Storage</text:p>
          </table:table-cell>
          <table:table-cell table:style-name="Table2.A1" office:value-type="string">
            <text:p text:style-name="Table_20_Contents">Local file system (<text:span text:style-name="Source_20_Text">uploads/</text:span>)</text:p>
          </table:table-cell>
        </table:table-row>
      </table:table>
      <text:p text:style-name="P2"><text:span text:style-name="Strong_20_Emphasis"/></text:p>
      <text:h text:style-name="P1" text:outline-level="3"><text:span text:style-name="Strong_20_Emphasis"><text:span text:style-name="T1">8. Scalability Considerations</text:span></text:span></text:h>
      <text:list xml:id="list2976338399" text:style-name="L9">
        <text:list-item>
          <text:p text:style-name="P12"><text:span text:style-name="Strong_20_Emphasis">Multiple concurrent sessions:</text:span> Currently, context is global per backend instance; can be improved by per-session storage (Redis or database).</text:p>
        </text:list-item>
        <text:list-item>
          <text:p text:style-name="P12"><text:span text:style-name="Strong_20_Emphasis">Large documents/images:</text:span> Text extraction and image QA can be optimized by streaming or batching.</text:p>
        </text:list-item>
        <text:list-item>
          <text:p text:style-name="P12"><text:span text:style-name="Strong_20_Emphasis">Model deployment:</text:span> ML pipelines can be served separately using model server for scalability.</text:p>
        </text:list-item>
      </text:list>
      <text:p text:style-name="Horizontal_20_Line"/>
      <text:h text:style-name="Heading_20_3" text:outline-level="3"><text:span text:style-name="Strong_20_Emphasis"><text:span text:style-name="T1">9. Security Considerations</text:span></text:span></text:h>
      <text:list xml:id="list2913334704" text:style-name="L10">
        <text:list-item>
          <text:p text:style-name="P13">Validate uploaded files to prevent malicious uploads.</text:p>
        </text:list-item>
        <text:list-item>
          <text:p text:style-name="P13">Limit file size for PDFs, DOCX, and images.</text:p>
        </text:list-item>
        <text:list-item>
          <text:p text:style-name="P13">Sanitize extracted text before sending to models.</text:p>
        </text:list-item>
        <text:list-item>
          <text:p text:style-name="P13">CORS policy allows all origins – can be restricted in production.</text:p>
        </text:list-item>
      </text:list>
      <text:p text:style-name="P2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8:48:46.752225024</meta:creation-date>
    <dc:date>2025-10-23T19:16:59.166393729</dc:date>
    <meta:editing-duration>PT12M59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6" meta:paragraph-count="175" meta:word-count="960" meta:character-count="6440" meta:non-whitespace-character-count="5501"/>
  </office:meta>
</office:document-meta>
</file>